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introduction</text:p>
      <text:p text:style-name="Standard">C1 – 1.1identification + 1.2conceptualization + 1.3formalization </text:p>
      <text:p text:style-name="Standard">C2 – 2.1ontology + 2.2solving methodology + 2.3implementation</text:p>
      <text:p text:style-name="Standard">C3 – 3.1clips code + 3.2test cases: 3.2.1-3.2.2-3.2.3-3.2.4-3.2.5-3.2.6</text:p>
      <text:p text:style-name="Standard">C4 – conclusion</text:p>
      <text:p text:style-name="P2">INTRODUCTION</text:p>
      <text:p text:style-name="P1">In this project we have developed an expert system, following the steps of the knowledge engineering methodology explained in class: identification, conceptualization, formalization, implementation and testing</text:p>
      <text:p text:style-name="Standard"/>
      <text:p text:style-name="Standard">An expert system is an application that uses a knowledge base created by human expertise to aid in solving problems.</text:p>
      <text:p text:style-name="Standard">The quality of the data strongly influence the degree obtained in solving the problem.</text:p>
      <text:p text:style-name="Standard">For this reason expert systems are designed to perform at a human expert level.</text:p>
      <text:p text:style-name="Standard">The expert system derives its answers by running the knowledge base through an inference engine, a software program that interacts with the user and processes the results from the rules and data in the knowledge base.</text:p>
      <text:p text:style-name="Standard">In our case, we have been using CLIPS (http://en.wikipedia.org/wiki/CLIPS) .</text:p>
      <text:p text:style-name="Standard">Our expert systems is meant to be used as an help for people looking for an house.</text:p>
      <text:p text:style-name="Standard"/>
      <text:p text:style-name="Standard">The report starts with describing the analysis and the identification of the problem, afterward the ontology is explained int the second chapter.</text:p>
      <text:p text:style-name="Standard">In the third chapter CLIPS code is reported and described, finally the last chapter contain the conclusion on the project.</text:p>
      <text:p text:style-name="Standard"/>
      <text:p text:style-name="Standard"/>
      <text:p text:style-name="P2"/>
      <text:p text:style-name="Standard">C1</text:p>
      <text:p text:style-name="Standard">1.1-identification and description of the problem</text:p>
      <text:p text:style-name="Standard"><text:tab/>--it means description of the KBS, and goals we want to reach</text:p>
      <text:p text:style-name="Standard"/>
      <text:p text:style-name="Standard">The KBS is meant to help people looking for the house which best fits their needs.</text:p>
      <text:p text:style-name="Standard">The user insert some constraints and requisites, and the expert system find out the house which is more adequate depending on the input and on the profile which is created.</text:p>
      <text:p text:style-name="Standard"/>
      <text:p text:style-name="Standard">The user is asked to answer some question in order to identify the preferences of him; basically, the main information asked are some house characteristics such as m2, monthly price for the rent, number of bedrooms and so on.</text:p>
      <text:p text:style-name="Standard"/>
      <text:p text:style-name="Standard">Moreover, some other questions posed by the KBS are done to figure out the kind of user, in example a young student looking for social life, a young couple looking for a place where make a family, an old couple in search of relax and tranquility.</text:p>
      <text:p text:style-name="Standard"/>
      <text:p text:style-name="Standard">In detail, the user can express preferences and provide as input the following data:</text:p>
      <text:p text:style-name="Standard"/>
      <text:p text:style-name="Standard">Age: age is divided into three different range: young &lt; 35 , <text:s/>middle age 35&lt;age&lt;55, old &gt;55.</text:p>
      <text:p text:style-name="Standard">This influence the profiling of the user, and consequently the final judgment on the house. </text:p>
      <text:p text:style-name="Standard"/>
      <text:p text:style-name="Standard">Car: this data determine if the house should be a box for the car, and it also say if the user need to have a public transport near.</text:p>
      <text:p text:style-name="Standard"/>
      <text:p text:style-name="Standard">Week end: this information is used to profile the user and to understand what he prefers to do during the weekend. Different answer lead to different house in the sens of a person that likes clubbing he would prefer live in a block where he can find different clubs and bars. Another example, if the answer is doing sports, the user may prefer live near a place where he could practice sport.</text:p>
      <text:p text:style-name="Standard"/>
      <text:p text:style-name="Standard"><text:s/>Team supporter: this question decide if the user would like to live near the stadium.</text:p>
      <text:p text:style-name="Standard"/>
      <text:p text:style-name="Standard">Bulk: big family prefers do the shops in cheaper place due to their needs.</text:p>
      <text:p text:style-name="Standard"/>
      <text:p text:style-name="Standard">Budget: this is a key factor, because we reject all the houses that doesn't <text:s/>respect this constraint. We consider acceptable just houses which the cost is equal or less than the amount answered at this question.</text:p>
      <text:p text:style-name="Standard"/>
      <text:p text:style-name="Standard">Negotiable: we had a 0.35 % more to the amount already indicated, it means that the user is available to pay a bit more if the house deserve the price.</text:p>
      <text:p text:style-name="Standard"/>
      <text:p text:style-name="Standard">Study: if the person is a student, we ask to which university is he studying, in order to give more importance to houses near the indicated university.</text:p>
      <text:p text:style-name="Standard"/>
      <text:p text:style-name="Standard">Family status: marriage and amount of children do influence different needing for the house, in example the number of bed rooms.</text:p>
      <text:p text:style-name="Standard"/>
      <text:p text:style-name="Standard">Kind of house: the user can express a preference for an house or an apartment.</text:p>
      <text:p text:style-name="Standard"/>
      <text:p text:style-name="Standard"><text:soft-page-break/>Special features: here we collect information about some features the house should have, as the heating, the forniture and so on.</text:p>
      <text:p text:style-name="Standard"/>
      <text:p text:style-name="Standard">Swim: if the user likes to swim, would be nice living near a swimming pool.</text:p>
      <text:p text:style-name="Standard"><text:s/></text:p>
      <text:p text:style-name="Standard">1.2-conceptualization of the problem</text:p>
      <text:p text:style-name="Standard"><text:tab/>--description of the concepts in the domain, informal description of a solution of the prob</text:p>
      <text:p text:style-name="Standard"/>
      <text:p text:style-name="Standard">The domain of the problem is the house market.</text:p>
      <text:p text:style-name="Standard">In the ontology we have described different type of houses, such as flat, attics, detached houses, duplex apartment.</text:p>
      <text:p text:style-name="Standard">In addiction different service are handled in order to find the house which is more near to the user place of work, university, stadium of the favorite team.</text:p>
      <text:p text:style-name="Standard">Some university, hospital, public transportation, clubs, restaurants and different entertainments such theater and cinemas are in the ontology for that reason.</text:p>
      <text:p text:style-name="Standard"/>
      <text:p text:style-name="Standard">Another factor that has been taken into account is the location of each house and service among the city. This is handled by the use of coordinates.</text:p>
      <text:p text:style-name="Standard">We can determine if a specific place is near, mid distance or far to another place, depending on if it is far less than 500 meters, less than 1000 meters or more that 1000 meters respectively.</text:p>
      <text:p text:style-name="Standard"/>
      <text:p text:style-name="Standard">The main goals that we want to reach, and the main problems on which the KBS works, are the typical deductions and decision people take when they look for house.</text:p>
      <text:p text:style-name="Standard">Some problems are, for example, finding an house which fit the monthly rent budget, <text:s/>find a place whit the right amount of bedrooms, select pondered between house and apartment, <text:s/></text:p>
      <text:p text:style-name="Standard">Others abstract problems are, correctly <text:s/>profiling of the user (ie: old people don't like clubs and they prefer green areas, whilst young people like clubs) define a overall description of the house, its <text:s/>general quality (good neighborhood, good location, near services...)</text:p>
      <text:p text:style-name="Standard"/>
      <text:p text:style-name="Standard">Finally, we made some assumptions to improve the quality of the solution, such as:</text:p>
      <text:list xml:id="list37160792" text:style-name="L1">
        <text:list-item>
          <text:p text:style-name="P3">To young people could be more important to have night life areas near.</text:p>
        </text:list-item>
        <text:list-item>
          <text:p text:style-name="P3">To big families could be more important to have a hypermarket near in order to do their monthly shopping.</text:p>
        </text:list-item>
        <text:list-item>
          <text:p text:style-name="P3">To elder members of the family is more important to have near healt services or supermarkets for their daily shopping.</text:p>
        </text:list-item>
        <text:list-item>
          <text:p text:style-name="P3">If there are children, it could be interesting to have near or at mid distance schools and green areas.</text:p>
        </text:list-item>
        <text:list-item>
          <text:p text:style-name="P3">Sunny place is always better </text:p>
        </text:list-item>
        <text:list-item>
          <text:p text:style-name="P3">attic is better than a ground level </text:p>
          <text:p text:style-name="P3"/>
        </text:list-item>
      </text:list>
      <text:p text:style-name="Standard"/>
      <text:p text:style-name="Standard"/>
      <text:p text:style-name="Standard">1.3-formalization of the problem</text:p>
      <text:p text:style-name="Standard"><text:tab/>--picture of the ontology</text:p>
      <text:p text:style-name="Standard"><text:tab/>--subproblems identified and how we use them in order to solve bigger problem (bottom-up)</text:p>
      <text:p text:style-name="Standard"/>
      <text:p text:style-name="Standard">As a second step, we did a first version of the ontology.</text:p>
      <text:p text:style-name="Standard">We adopted a top-down methodology, and after some draft, we did an onotology which is represented <text:soft-page-break/>in the FIG 1.</text:p>
      <text:p text:style-name="Standard"/>
      <text:p text:style-name="Standard">We tried to answer to the following question in most complete way:</text:p>
      <text:p text:style-name="Standard"/>
      <text:p text:style-name="Standard">-For what is the KBS going to be used?</text:p>
      <text:p text:style-name="Standard"/>
      <text:p text:style-name="Standard">The ontology is used to provide a list of houses, and the KBS is used to search and select among them the one which that satisfy the needs of the person looking for it.</text:p>
      <text:p text:style-name="Standard">The KBS is able to answer to question such as:</text:p>
      <text:p text:style-name="Standard">Does exist a flat with 3 bedrooms that cost less than 1200 euro per month?</text:p>
      <text:p text:style-name="Standard">Does exists an attic with a terrace and sunlight?</text:p>
      <text:p text:style-name="Standard">Does exist a furnished flat big at least 60m2 near an hospital?</text:p>
      <text:p text:style-name="Standard">There is any flat that cost less than 1000€/month with a shared swimming pool? </text:p>
      <text:p text:style-name="Standard">Which is the best house for a UPC student?</text:p>
      <text:p text:style-name="Standard"/>
      <text:p text:style-name="Standard">Using the first version the ontology gave us some code related problems, which didn't allow us to obtain a running version of the code.</text:p>
      <text:p text:style-name="Standard"/>
      <text:p text:style-name="Standard">For this reason, we decided to change our ontology, and we adopted a simpler one, which is represented in FIG2</text:p>
      <text:p text:style-name="Standard"/>
      <text:p text:style-name="Standard">We have described a total amount of instances in: 8 houses and 16 services.</text:p>
      <text:p text:style-name="Standard">The instances are totally invented, because we didn't have any real city to describe, so we described a not existing city, which can be seen in the FIG3</text:p>
      <text:p text:style-name="P2">C2</text:p>
      <text:p text:style-name="Standard">AN ONTOLOGY, WITH JUSTIFICATION AND EXPLANATION</text:p>
      <text:p text:style-name="Standard"/>
      <text:p text:style-name="Standard">The ontology's description and all the classes and slots can be found on this link: </text:p>
      <text:p text:style-name="Standard">WEB PAGES PROVIDED BY PROTEGE.</text:p>
      <text:p text:style-name="Standard"/>
      <text:p text:style-name="Standard">Criteria for evaluations:</text:p>
      <text:p text:style-name="Standard">-implementation of the problem</text:p>
      <text:p text:style-name="Standard"><text:tab/>--the ontology is correct and well organized</text:p>
      <text:p text:style-name="Standard"><text:tab/></text:p>
      <text:p text:style-name="Standard"/>
      <text:p text:style-name="Standard"/>
      <text:p text:style-name="P2"/>
      <text:p text:style-name="Standard">SOLVING METHODOLOGY and DEFINE A SOLUTION <text:s/></text:p>
      <text:p text:style-name="Standard"/>
      <text:p text:style-name="Standard">¿CODE PROCESS TO FINDE THE SOLUTIONS?</text:p>
      <text:p text:style-name="Standard"/>
      <text:p text:style-name="Standard">Whichever solution, it has to be classified in this way:</text:p>
      <text:list xml:id="list37147561" text:style-name="L2">
        <text:list-item>
          <text:p text:style-name="P4"><text:s/>Partially adequate: Only one or two criteria fail, but it could be acceptable depending on client</text:p>
          <text:list>
            <text:list-item>
              <text:list>
                <text:list-item>
                  <text:list>
                    <text:list-item>
                      <text:list>
                        <text:list-item>
                          <text:list>
                            <text:list-header>
                              <text:p text:style-name="P4">consideration (rent is a little bit more that the specification, public transportation is at mid distance, there are not green areas at near distance,...).</text:p>
                            </text:list-header>
                          </text:list>
                        </text:list-item>
                      </text:list>
                    </text:list-item>
                  </text:list>
                </text:list-item>
              </text:list>
            </text:list-item>
          </text:list>
          <text:p text:style-name="P4"/>
        </text:list-item>
        <text:list-item>
          <text:p text:style-name="P4">Adequate: All requirements are fulfilled by the other.</text:p>
          <text:p text:style-name="P4"/>
        </text:list-item>
        <text:list-item>
          <text:p text:style-name="P4">Very recommendable: All requirements are fulfilled and it has extra characteristics that make this offer better than the rest (lower rent, more rooms, more services near than the explicitly specified,...)</text:p>
          <text:p text:style-name="P4"/>
        </text:list-item>
      </text:list>
      <text:p text:style-name="Standard"/>
      <text:p text:style-name="P2">C3</text:p>
      <text:p text:style-name="Standard">3.1-CLIPS CODE </text:p>
      <text:p text:style-name="Standard"/>
      <text:p text:style-name="Standard">criteria for evaluation</text:p>
      <text:p text:style-name="Standard">-knowledge of the language</text:p>
      <text:p text:style-name="Standard"><text:tab/>--code use corrects deduction chains and declarative paradigms</text:p>
      <text:p text:style-name="Standard"/>
      <text:p text:style-name="Standard"/>
      <text:p text:style-name="Standard">3.2-TESTING &amp; RESULTS</text:p>
      <text:p text:style-name="Standard"/>
      <text:p text:style-name="Standard">CRITERIA:</text:p>
      <text:p text:style-name="Standard">-coverage of the problem</text:p>
      <text:p text:style-name="Standard"><text:tab/>--explanation on why that test cases are chosen</text:p>
      <text:p text:style-name="Standard">explanations of the results</text:p>
      <text:p text:style-name="Standard"><text:tab/>--the result are compared and relate with the input and the KBS</text:p>
      <text:p text:style-name="Standard"/>
      <text:p text:style-name="Standard">the following test cases have been thought and run to test our KBS:</text:p>
      <text:p text:style-name="Standard"/>
      <text:p text:style-name="P5">3.2.1-Emily Rose.</text:p>
      <text:p text:style-name="Standard">The first test case is about single girl looking for a flat.</text:p>
      <text:p text:style-name="Standard">Emily Rose is just arrived in the city, she is a student at UPC university and she prefer to live alone and don't share the house with anyone else.</text:p>
      <text:p text:style-name="Standard">Because she is a student, she doesn't have much money, so she can not spend more than 500 euros per month.</text:p>
      <text:p text:style-name="Standard">She is a simple girl, she likes watching movies in the weekend, and, a part of that, she doesn't have particular hobbies.</text:p>
      <text:p text:style-name="Standard">She is a bit lazy, she does not practice any sports and she doesn't like to spend time walking, so she prefer to live near a metro station, or a public transport in general.</text:p>
      <text:p text:style-name="Standard">She doesn't have a car and she is not pretending a house with specific characteristics and features, she just can not pay more than 500 euro as monthly rent.</text:p>
      <text:p text:style-name="Standard">The solution we expect is the house in Rome street, and we choose this test case to see which house is selected by the KBS between two similar and near houses.</text:p>
      <text:p text:style-name="Standard"/>
      <text:p text:style-name="Standard">As we can see from the output for the first case annexed, there is one solution which is very e</text:p>
      <text:p text:style-name="Standard">recommendable, the one in Rome street exactly.</text:p>
      <text:p text:style-name="Standard">Other houses have been rejected mainly because of the price, the house in Rome street is the only one that satisfy the budget constrain.</text:p>
      <text:p text:style-name="Standard">So, we can say that the first test case presented the expected results. </text:p>
      <text:p text:style-name="Standard"/>
      <text:p text:style-name="Standard"/>
      <text:p text:style-name="Standard">3.2.2-Mr Smith and Ms Smith</text:p>
      <text:p text:style-name="Standard">This young couple has just decided to live together.</text:p>
      <text:p text:style-name="Standard">They are planning to became a family in a couple of year, but, due to their small income, they want to save as much money as they can. For this reason they want to pay no more than 1000 euro per month.</text:p>
      <text:p text:style-name="Standard">They own a small car which is used to go to work, so they don't need any kind of public transportation but they prefer to have a box for the car.</text:p>
      <text:p text:style-name="Standard">Because their work require them staying out from house most of the time, they do not need any kind of heating, and they prefer to have a supermarket near to house, in order to do not spend lot of time for their weekly shop.</text:p>
      <text:p text:style-name="Standard"><text:soft-page-break/>Their parents are old and they live in the downtown, so they are looking for a flat near to their relatives.</text:p>
      <text:p text:style-name="Standard">They seldom go out for having a dinner during the weekend.</text:p>
      <text:p text:style-name="Standard"/>
      <text:p text:style-name="Standard">The solution we expect is the house in Berlin street.</text:p>
      <text:p text:style-name="Standard"/>
      <text:p text:style-name="Standard">Because there is not hard constraint as in the first case ( Emily is studying to UPC), we have obtained different house with similar score, and the KBS present a list of partially adequate solution for this young couple.</text:p>
      <text:p text:style-name="Standard"/>
      <text:p text:style-name="Standard"/>
      <text:p text:style-name="Standard">3.2.3-Ms and Mr Doubtfire.</text:p>
      <text:p text:style-name="Standard">This old couple is moving from their old house because it is to big, and they are looking for a new smaller house.</text:p>
      <text:p text:style-name="Standard">Their initial budget is out of 1800 euro, but they are well disposed to pay bit more for a good house in a good block.</text:p>
      <text:p text:style-name="Standard">They are sure on some service that they want to have near:</text:p>
      <text:p text:style-name="Standard">-an hospital,</text:p>
      <text:p text:style-name="Standard">-a green area,</text:p>
      <text:p text:style-name="Standard">-a theater.</text:p>
      <text:p text:style-name="Standard">They also prefer to live in a quite and relaxed part of the city, without noises and bars.</text:p>
      <text:p text:style-name="Standard">They are always feeling cold, so they want heating in the house and they don't want to lose time and money buying new furniture.</text:p>
      <text:p text:style-name="Standard"/>
      <text:p text:style-name="Standard">We expected to have the house in Florida street as a solution.</text:p>
      <text:p text:style-name="Standard">The tests we run have always indicated the house in Florida Street as the best one, especially due to its neighborhood to the hospital and the theater.</text:p>
      <text:p text:style-name="Standard"/>
      <text:p text:style-name="Standard"/>
      <text:p text:style-name="Standard">3.2.4-Ennis and Jack </text:p>
      <text:p text:style-name="Standard">This couple has just arrived from Wyoming.</text:p>
      <text:p text:style-name="Standard">They are looking for the posh and clubbing style of life, typical in nowherecity.</text:p>
      <text:p text:style-name="Standard">They think that with no more than 2000 euro for month they could find the right apartment near clubs and bars.</text:p>
      <text:p text:style-name="Standard">They also like swimming and walking around, for this reason they don't have a car and they would prefer having a good view on green areas from their house.</text:p>
      <text:p text:style-name="Standard"/>
      <text:p text:style-name="Standard">The solution we expect is the house located in mountain street.</text:p>
      <text:p text:style-name="Standard"/>
      <text:p text:style-name="Standard">In this test case, the KBS has given an unexpected result, choosing the Capetown Street house.</text:p>
      <text:p text:style-name="Standard"/>
      <text:p text:style-name="Standard"/>
      <text:p text:style-name="Standard">5-Lionel Messi</text:p>
      <text:p text:style-name="Standard">the nowherecity futbol club has just hired a new soccer player.</text:p>
      <text:p text:style-name="Standard">Messi is looking for a house near the stadium, where he has to go everyday for the training.</text:p>
      <text:p text:style-name="Standard">Due to his stunning income, money are not a problem for him, and his budget for renting a house start from 2500.</text:p>
      <text:p text:style-name="Standard">He owns a big car and he can not separate from it, and because he is from a warmer country, he wants to have <text:s/>central heating in his house.</text:p>
      <text:p text:style-name="Standard"/>
      <text:p text:style-name="Standard"><text:soft-page-break/>Our expected solution is Manchester street, which is the one has obtained the highest score in the test we did.</text:p>
      <text:p text:style-name="Standard"/>
      <text:p text:style-name="Standard"/>
      <text:p text:style-name="Standard">6-Doctor Doolittle</text:p>
      <text:p text:style-name="Standard">Doctor Doolittle is a vet that is divorcing from his wife, and he is looking for a new place to stay.</text:p>
      <text:p text:style-name="Standard">He can afford an expensive flat, paying around 1800 euro for month, but he prefer to live in a big flat or a duplex.</text:p>
      <text:p text:style-name="Standard">He works at the city zoo, and he doesn't have a car. For this reason he goes to work by walk.</text:p>
      <text:p text:style-name="Standard">His passion is the theater, to which he goes every week.end.</text:p>
      <text:p text:style-name="Standard"/>
      <text:p text:style-name="Standard">We expected the house in Capetown street, especially because is one of the few which is near to the theater.</text:p>
      <text:p text:style-name="Standard"/>
      <text:p text:style-name="P2"/>
      <text:p text:style-name="Standard">C4</text:p>
      <text:p text:style-name="Standard">CONCLUSION</text:p>
      <text:p text:style-name="Standard"/>
      <text:p text:style-name="Standard">CRITERIA FOR EVALUATION</text:p>
      <text:p text:style-name="Standard">coverage of the problem</text:p>
      <text:p text:style-name="Standard"><text:tab/>--quantity of exceptions which are correctly handled</text:p>
      <text:p text:style-name="Standard">general quality of the solution</text:p>
      <text:p text:style-name="Standard"><text:tab/>--following characteristics will be graduated:</text:p>
      <text:p text:style-name="Standard"><text:tab/><text:tab/>---spelling and grammar </text:p>
      <text:p text:style-name="Standard"><text:tab/><text:tab/>---organization and clarity </text:p>
      <text:p text:style-name="Standard"><text:tab/><text:tab/>---graphs and im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t </meta:initial-creator>
    <meta:creation-date>2009-11-30T17:21:36.42</meta:creation-date>
    <dc:date>2010-01-02T19:09:08.85</dc:date>
    <dc:creator>grt </dc:creator>
    <meta:editing-duration>PT25H42M30S</meta:editing-duration>
    <meta:editing-cycles>53</meta:editing-cycles>
    <meta:generator>OpenOffice.org/3.1$Win32 OpenOffice.org_project/310m19$Build-9420</meta:generator>
    <meta:document-statistic meta:table-count="0" meta:image-count="0" meta:object-count="0" meta:page-count="11" meta:paragraph-count="161" meta:word-count="2488" meta:character-count="13929"/>
  </office:meta>
</office:document-meta>
</file>